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acf6" officeooo:paragraph-rsid="000eacf6"/>
    </style:style>
    <style:style style:name="P2" style:family="paragraph" style:parent-style-name="Standard">
      <style:text-properties officeooo:rsid="000eacf6" officeooo:paragraph-rsid="001f9e78"/>
    </style:style>
    <style:style style:name="P3" style:family="paragraph" style:parent-style-name="Standard">
      <style:text-properties officeooo:rsid="000f480a" officeooo:paragraph-rsid="000f480a"/>
    </style:style>
    <style:style style:name="P4" style:family="paragraph" style:parent-style-name="Standard">
      <style:text-properties officeooo:rsid="000ff2c4" officeooo:paragraph-rsid="001f9e78"/>
    </style:style>
    <style:style style:name="P5" style:family="paragraph" style:parent-style-name="Standard">
      <style:text-properties officeooo:rsid="0011d2f7" officeooo:paragraph-rsid="0011d2f7"/>
    </style:style>
    <style:style style:name="P6" style:family="paragraph" style:parent-style-name="Standard">
      <style:text-properties officeooo:rsid="0011d2f7" officeooo:paragraph-rsid="001f9e78"/>
    </style:style>
    <style:style style:name="P7" style:family="paragraph" style:parent-style-name="Standard">
      <style:text-properties officeooo:rsid="0015398a" officeooo:paragraph-rsid="0015398a"/>
    </style:style>
    <style:style style:name="P8" style:family="paragraph" style:parent-style-name="Standard">
      <style:text-properties officeooo:rsid="0018644d" officeooo:paragraph-rsid="0018644d"/>
    </style:style>
    <style:style style:name="P9" style:family="paragraph" style:parent-style-name="Standard">
      <style:text-properties officeooo:rsid="0018644d" officeooo:paragraph-rsid="001b485a"/>
    </style:style>
    <style:style style:name="P10" style:family="paragraph" style:parent-style-name="Standard">
      <style:text-properties officeooo:rsid="001b485a" officeooo:paragraph-rsid="001f9e78"/>
    </style:style>
    <style:style style:name="P11" style:family="paragraph" style:parent-style-name="Standard">
      <style:text-properties officeooo:rsid="001b485a" officeooo:paragraph-rsid="001b485a"/>
    </style:style>
    <style:style style:name="P12" style:family="paragraph" style:parent-style-name="Standard">
      <style:text-properties officeooo:rsid="001a9449" officeooo:paragraph-rsid="001a9449"/>
    </style:style>
    <style:style style:name="P13" style:family="paragraph" style:parent-style-name="Standard">
      <style:text-properties officeooo:rsid="001a9449" officeooo:paragraph-rsid="001f9e78"/>
    </style:style>
    <style:style style:name="P14" style:family="paragraph" style:parent-style-name="Standard">
      <style:text-properties officeooo:rsid="001d4355" officeooo:paragraph-rsid="001f9e78"/>
    </style:style>
    <style:style style:name="P15" style:family="paragraph" style:parent-style-name="Standard">
      <style:text-properties officeooo:rsid="00220511" officeooo:paragraph-rsid="00220511"/>
    </style:style>
    <style:style style:name="P16" style:family="paragraph" style:parent-style-name="Standard">
      <style:text-properties officeooo:rsid="00222581" officeooo:paragraph-rsid="00222581"/>
    </style:style>
    <style:style style:name="P17" style:family="paragraph" style:parent-style-name="Standard">
      <style:text-properties officeooo:rsid="002092e9" officeooo:paragraph-rsid="002092e9"/>
    </style:style>
    <style:style style:name="P18" style:family="paragraph" style:parent-style-name="Standard">
      <style:text-properties officeooo:rsid="00240721" officeooo:paragraph-rsid="00240721"/>
    </style:style>
    <style:style style:name="P19" style:family="paragraph" style:parent-style-name="Standard">
      <style:text-properties officeooo:rsid="0025597f" officeooo:paragraph-rsid="0025597f"/>
    </style:style>
    <style:style style:name="P20" style:family="paragraph" style:parent-style-name="Standard">
      <style:text-properties officeooo:rsid="00276fb7" officeooo:paragraph-rsid="00276fb7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Standard">
      <style:text-properties officeooo:rsid="001a9449" officeooo:paragraph-rsid="001a9449"/>
    </style:style>
    <style:style style:name="P23" style:family="paragraph" style:parent-style-name="Standard">
      <style:text-properties officeooo:rsid="002819cd" officeooo:paragraph-rsid="002819cd"/>
    </style:style>
    <style:style style:name="T1" style:family="text">
      <style:text-properties officeooo:rsid="001b485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lossary</text:p>
      <text:p text:style-name="P1"/>
      <text:p text:style-name="P12">Authority: (power) autorità, potere</text:p>
      <text:p text:style-name="P12"/>
      <text:p text:style-name="P9"><text:span text:style-name="T1">C</text:span>raftsman: artigiano</text:p>
      <text:p text:style-name="P9"/>
      <text:p text:style-name="P4">Deferred (postponed): rinviato</text:p>
      <text:p text:style-name="P4"/>
      <text:p text:style-name="P17">Drop: lasciare cadere</text:p>
      <text:p text:style-name="P17"/>
      <text:p text:style-name="P18">Feature: includere, mostare.</text:p>
      <text:p text:style-name="P4"/>
      <text:p text:style-name="P6">foremost (most importantly): principalmente</text:p>
      <text:p text:style-name="P13"/>
      <text:p text:style-name="P12">Granting: (richiesta) accoglimento</text:p>
      <text:p text:style-name="P12"/>
      <text:p text:style-name="P20">Grouping of: rappruppamenti di</text:p>
      <text:p text:style-name="P20"><text:tab/>E.g. Something consists of grouping of something else.</text:p>
      <text:p text:style-name="P12"/>
      <text:p text:style-name="P23">Hipster: alla moda</text:p>
      <text:p text:style-name="P12"/>
      <text:p text:style-name="P2">Mire:<text:tab/>palude</text:p>
      <text:p text:style-name="P7"/>
      <text:p text:style-name="P10">Petition: istanza, petizione</text:p>
      <text:p text:style-name="P10"/>
      <text:p text:style-name="P14">Principal: (security context) user</text:p>
      <text:p text:style-name="P14"/>
      <text:p text:style-name="P19">Roam: vagare, (informal) andare a zonzo</text:p>
      <text:p text:style-name="P14"/>
      <text:p text:style-name="P7">Scaffold: impalcatura, ponteggio</text:p>
      <text:p text:style-name="P1"/>
      <text:p text:style-name="P1">Stuck:<text:tab/>bloccato</text:p>
      <text:p text:style-name="P1"/>
      <text:p text:style-name="P3">Tweak: aggiustare, mettere a punto</text:p>
      <text:p text:style-name="P3"/>
      <text:p text:style-name="P11">To be in charge: comandare</text:p>
      <text:p text:style-name="P11"/>
      <text:p text:style-name="P19">Toggle button: (switch) pulsante a due posizioni</text:p>
      <text:p text:style-name="P11"/>
      <text:p text:style-name="P19">Tune up: elaborare, elaborazione</text:p>
      <text:p text:style-name="P11"/>
      <text:p text:style-name="P16">value-add: valore aggiunto</text:p>
      <text:p text:style-name="P8"/>
      <text:p text:style-name="P8"/>
      <text:p text:style-name="P5"/>
      <text:p text:style-name="P5"/>
      <text:p text:style-name="P5"/>
      <text:p text:style-name="P5"/>
      <text:h text:style-name="P21" text:outline-level="1">Phrase patterns</text:h>
      <text:p text:style-name="P15"><text:span text:style-name="T2">sth</text:span> is/are aimed at making it easy to <text:span text:style-name="T2">do sth.</text:span></text:p>
      <text:p text:style-name="P15"/>
      <text:p text:style-name="P15"><text:span text:style-name="T2">sth do sth</text:span><text:span text:style-name="T3"> in a consistent way.</text:span></text:p>
      <text:p text:style-name="P15"/>
      <text:p text:style-name="P15">This allows one to <text:span text:style-name="T2">do sth</text:span>.</text:p>
      <text:p text:style-name="P15"/>
      <text:p text:style-name="P15">This allows one to<text:span text:style-name="T2"> do sth</text:span> without worrying about <text:span text:style-name="T2">sth</text:span>.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8:47:12.483000000</meta:creation-date>
    <dc:date>2015-02-19T11:47:02.049000000</dc:date>
    <meta:editing-duration>P1DT2H52M19S</meta:editing-duration>
    <meta:editing-cycles>13</meta:editing-cycles>
    <meta:generator>LibreOffice/4.3.4.1$Windows_x86 LibreOffice_project/bc356b2f991740509f321d70e4512a6a54c5f243</meta:generator>
    <meta:document-statistic meta:table-count="0" meta:image-count="0" meta:object-count="0" meta:page-count="2" meta:paragraph-count="27" meta:word-count="117" meta:character-count="818" meta:non-whitespace-character-count="727"/>
  </office:meta>
</office:document-meta>
</file>